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Trebuchet MS" svg:font-family="'Trebuchet MS', Tahoma, Arial, sans-serif"/>
    <style:font-face style:name="arial" svg:font-family="arial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75d2f" officeooo:paragraph-rsid="00175d2f"/>
    </style:style>
    <style:style style:name="P2" style:family="paragraph" style:parent-style-name="Heading_20_2">
      <style:text-properties fo:font-variant="normal" fo:text-transform="none" fo:color="#284259" fo:letter-spacing="normal" officeooo:rsid="001cf53b" officeooo:paragraph-rsid="001cf53b"/>
    </style:style>
    <style:style style:name="P3" style:family="paragraph" style:parent-style-name="Standard">
      <style:text-properties officeooo:rsid="00175d2f" officeooo:paragraph-rsid="00175d2f"/>
    </style:style>
    <style:style style:name="P4" style:family="paragraph" style:parent-style-name="Standard">
      <style:text-properties officeooo:rsid="001a5d97" officeooo:paragraph-rsid="001a5d97"/>
    </style:style>
    <style:style style:name="P5" style:family="paragraph" style:parent-style-name="Standard">
      <style:text-properties officeooo:rsid="001cf53b" officeooo:paragraph-rsid="001cf53b"/>
    </style:style>
    <style:style style:name="P6" style:family="paragraph" style:parent-style-name="Standard">
      <style:text-properties officeooo:rsid="001e155d" officeooo:paragraph-rsid="001e155d"/>
    </style:style>
    <style:style style:name="P7" style:family="paragraph" style:parent-style-name="Standard">
      <style:text-properties officeooo:rsid="00248f67" officeooo:paragraph-rsid="00248f67"/>
    </style:style>
    <style:style style:name="P8" style:family="paragraph" style:parent-style-name="Standard">
      <style:text-properties officeooo:rsid="0025b39d" officeooo:paragraph-rsid="0025b39d"/>
    </style:style>
    <style:style style:name="P9" style:family="paragraph" style:parent-style-name="Standard">
      <style:text-properties officeooo:rsid="00273aef" officeooo:paragraph-rsid="00273aef"/>
    </style:style>
    <style:style style:name="P10" style:family="paragraph" style:parent-style-name="Standard">
      <style:text-properties officeooo:rsid="0028b27f" officeooo:paragraph-rsid="0028b27f"/>
    </style:style>
    <style:style style:name="P11" style:family="paragraph" style:parent-style-name="Standard">
      <style:text-properties officeooo:paragraph-rsid="0037ef3f"/>
    </style:style>
    <style:style style:name="P12" style:family="paragraph" style:parent-style-name="Standard">
      <style:text-properties officeooo:paragraph-rsid="003a377a"/>
    </style:style>
    <style:style style:name="P13" style:family="paragraph" style:parent-style-name="Standard">
      <style:text-properties officeooo:paragraph-rsid="003ba24e"/>
    </style:style>
    <style:style style:name="P14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15" style:family="paragraph" style:parent-style-name="Standard">
      <style:text-properties officeooo:paragraph-rsid="003fad16"/>
    </style:style>
    <style:style style:name="P16" style:family="paragraph" style:parent-style-name="Standard">
      <style:text-properties officeooo:paragraph-rsid="0040b7dc"/>
    </style:style>
    <style:style style:name="P17" style:family="paragraph" style:parent-style-name="Standard">
      <style:text-properties officeooo:paragraph-rsid="0040c3af"/>
    </style:style>
    <style:style style:name="P18" style:family="paragraph" style:parent-style-name="Standard">
      <style:text-properties officeooo:paragraph-rsid="00448398"/>
    </style:style>
    <style:style style:name="P19" style:family="paragraph" style:parent-style-name="Standard">
      <style:text-properties officeooo:paragraph-rsid="004496bb"/>
    </style:style>
    <style:style style:name="P20" style:family="paragraph" style:parent-style-name="Standard">
      <style:text-properties officeooo:paragraph-rsid="004b2ce9"/>
    </style:style>
    <style:style style:name="P21" style:family="paragraph" style:parent-style-name="Text_20_body">
      <style:text-properties officeooo:rsid="00175d2f" officeooo:paragraph-rsid="00175d2f"/>
    </style:style>
    <style:style style:name="P22" style:family="paragraph" style:parent-style-name="Text_20_body">
      <style:text-properties officeooo:rsid="00191178" officeooo:paragraph-rsid="00191178"/>
    </style:style>
    <style:style style:name="P23" style:family="paragraph" style:parent-style-name="Text_20_body">
      <style:text-properties officeooo:rsid="0028b27f" officeooo:paragraph-rsid="0028b27f"/>
    </style:style>
    <style:style style:name="P24" style:family="paragraph" style:parent-style-name="Text_20_body">
      <style:text-properties officeooo:rsid="0028b27f" officeooo:paragraph-rsid="0036a428"/>
    </style:style>
    <style:style style:name="P25" style:family="paragraph" style:parent-style-name="Preformatted_20_Text">
      <style:text-properties officeooo:rsid="0028b27f" officeooo:paragraph-rsid="0028b27f"/>
    </style:style>
    <style:style style:name="P26" style:family="paragraph" style:parent-style-name="Preformatted_20_Text">
      <style:text-properties fo:color="#333333" style:font-name="SFMono-Regular" fo:font-size="9pt" officeooo:rsid="0028b27f" officeooo:paragraph-rsid="0028b27f" fo:background-color="#eeffcc" loext:padding="0in" loext:border="none"/>
    </style:style>
    <style:style style:name="P27" style:family="paragraph" style:parent-style-name="Preformatted_20_Text">
      <style:text-properties officeooo:paragraph-rsid="004b2ce9"/>
    </style:style>
    <style:style style:name="P28" style:family="paragraph" style:parent-style-name="Text_20_body">
      <style:paragraph-properties fo:margin-left="0in" fo:margin-right="0in" fo:orphans="2" fo:widows="2" fo:text-indent="0in" style:auto-text-indent="false"/>
    </style:style>
    <style:style style:name="P29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.5pt" fo:letter-spacing="normal" fo:font-style="normal" fo:font-weight="normal"/>
    </style:style>
    <style:style style:name="P30" style:family="paragraph" style:parent-style-name="Standard">
      <style:paragraph-properties fo:break-before="page"/>
    </style:style>
    <style:style style:name="P31" style:family="paragraph" style:parent-style-name="Standard">
      <style:text-properties officeooo:paragraph-rsid="004b2ce9"/>
    </style:style>
    <style:style style:name="P32" style:family="paragraph" style:parent-style-name="Standard">
      <style:text-properties officeooo:paragraph-rsid="004dd28a"/>
    </style:style>
    <style:style style:name="T1" style:family="text">
      <style:text-properties officeooo:rsid="0017e4cc"/>
    </style:style>
    <style:style style:name="T2" style:family="text">
      <style:text-properties officeooo:rsid="00192bd8"/>
    </style:style>
    <style:style style:name="T3" style:family="text">
      <style:text-properties style:font-name="Trebuchet MS" fo:font-style="normal" fo:font-weight="normal"/>
    </style:style>
    <style:style style:name="T4" style:family="text">
      <style:text-properties style:font-name-asian="Trebuchet MS" style:font-style-asian="normal" style:font-weight-asian="normal"/>
    </style:style>
    <style:style style:name="T5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6" style:family="text">
      <style:text-properties officeooo:rsid="0036a428"/>
    </style:style>
    <style:style style:name="T7" style:family="text">
      <style:text-properties officeooo:rsid="0037ef3f"/>
    </style:style>
    <style:style style:name="T8" style:family="text">
      <style:text-properties officeooo:rsid="003a377a"/>
    </style:style>
    <style:style style:name="T9" style:family="text">
      <style:text-properties officeooo:rsid="003ba24e"/>
    </style:style>
    <style:style style:name="T10" style:family="text">
      <style:text-properties fo:color="#d4d4d4" style:font-name="Droid Sans Mono" fo:font-size="10.5pt" fo:font-weight="normal" fo:background-color="#1e1e1e" loext:char-shading-value="0"/>
    </style:style>
    <style:style style:name="T11" style:family="text">
      <style:text-properties fo:color="#dcdcaa"/>
    </style:style>
    <style:style style:name="T12" style:family="text">
      <style:text-properties fo:color="#569cd6"/>
    </style:style>
    <style:style style:name="T13" style:family="text">
      <style:text-properties fo:color="#ce9178"/>
    </style:style>
    <style:style style:name="T14" style:family="text">
      <style:text-properties fo:color="#d7ba7d"/>
    </style:style>
    <style:style style:name="T15" style:family="text">
      <style:text-properties fo:color="#9cdcfe"/>
    </style:style>
    <style:style style:name="T16" style:family="text">
      <style:text-properties fo:color="#c586c0"/>
    </style:style>
    <style:style style:name="T17" style:family="text">
      <style:text-properties fo:color="#4ec9b0"/>
    </style:style>
    <style:style style:name="T18" style:family="text">
      <style:text-properties officeooo:rsid="003ccd15"/>
    </style:style>
    <style:style style:name="T19" style:family="text">
      <style:text-properties officeooo:rsid="003fad16"/>
    </style:style>
    <style:style style:name="T20" style:family="text">
      <style:text-properties officeooo:rsid="0040b7dc"/>
    </style:style>
    <style:style style:name="T21" style:family="text">
      <style:text-properties officeooo:rsid="0040c3af"/>
    </style:style>
    <style:style style:name="T22" style:family="text">
      <style:text-properties officeooo:rsid="00418623"/>
    </style:style>
    <style:style style:name="T23" style:family="text">
      <style:text-properties officeooo:rsid="00448398"/>
    </style:style>
    <style:style style:name="T24" style:family="text">
      <style:text-properties officeooo:rsid="004496bb"/>
    </style:style>
    <style:style style:name="T25" style:family="text">
      <style:text-properties officeooo:rsid="004b2ce9"/>
    </style:style>
    <style:style style:name="T26" style:family="text">
      <style:text-properties officeooo:rsid="004dd2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ources:</text:p>
      <text:p text:style-name="P3"/>
      <text:h text:style-name="P1" text:outline-level="1"><text:span text:style-name="T1">1. </text:span>webots_ros Msg/Srv Documentation</text:h>
      <text:p text:style-name="P21"/>
      <text:p text:style-name="P21"><text:a xlink:type="simple" xlink:href="http://docs.ros.org/en/melodic/api/webots_ros/html/index-msg.html" text:style-name="Internet_20_link" text:visited-style-name="Visited_20_Internet_20_Link">http://docs.ros.org/en/melodic/api/webots_ros/html/index-msg.html</text:a></text:p>
      <text:p text:style-name="P21"/>
      <text:p text:style-name="P22">2. ROS TRAINING in chinese</text:p>
      <text:p text:style-name="P22"/>
      <text:p text:style-name="P22"><text:a xlink:type="simple" xlink:href="https://tr-ros-tutorial.readthedocs.io/zh_CN/latest/_source/practice/2.3.让底盘动起来！差速控制模型及串口驱动编写.html" text:style-name="Internet_20_link" text:visited-style-name="Visited_20_Internet_20_Link">https://tr-ros-tutorial.readthedocs.io/zh_CN/latest/_source/practice/2.3.%E8%AE%A9%E5%BA%95%E7%9B%98%E5%8A%A8%E8%B5%B7%E6%9D%A5%EF%BC%81%E5%B7%AE%E9%80%9F%E6%8E%A7%E5%88%B6%E6%A8%A1%E5%9E%8B%E5%8F%8A%E4%B8%B2%E5%8F%A3%E9%A9%B1%E5%8A%A8%E7%BC%96%E5%86%99.html</text:a></text:p>
      <text:p text:style-name="P22"/>
      <text:h text:style-name="P1" text:outline-level="1"><text:span text:style-name="T2">3. </text:span>ROS and OpenCv for beginners | Blob Tracking and Ball Chasing with Raspberry Pi</text:h>
      <text:p text:style-name="P3"><text:a xlink:type="simple" xlink:href="https://www.youtube.com/watch?v=We6CQHhhOFo" text:style-name="Internet_20_link" text:visited-style-name="Visited_20_Internet_20_Link">https://www.youtube.com/watch?v=We6CQHhhOFo</text:a></text:p>
      <text:p text:style-name="P3"/>
      <text:p text:style-name="P3"/>
      <text:p text:style-name="P3"/>
      <text:p text:style-name="P4">4 set moveit config for a robot</text:p>
      <text:p text:style-name="P4"><text:a xlink:type="simple" xlink:href="https://ros-planning.github.io/moveit_tutorials/doc/setup_assistant/setup_assistant_tutorial.html" text:style-name="Internet_20_link" text:visited-style-name="Visited_20_Internet_20_Link">https://ros-planning.github.io/moveit_tutorials/doc/setup_assistant/setup_assistant_tutorial.html</text:a></text:p>
      <text:p text:style-name="P4"/>
      <text:p text:style-name="P4"/>
      <text:p text:style-name="P4"/>
      <text:p text:style-name="P5">5 youtube for ros</text:p>
      <text:p text:style-name="P5"/>
      <text:p text:style-name="P5"><text:a xlink:type="simple" xlink:href="https://www.youtube.com/watch?v=jYqDnuxTwK8&amp;list=PLE-BQwvVGf8HOvwXPgtDfWoxd4Cc6ghiP&amp;index=2" text:style-name="Internet_20_link" text:visited-style-name="Visited_20_Internet_20_Link">https://www.youtube.com/watch?v=jYqDnuxTwK8&amp;list=PLE-BQwvVGf8HOvwXPgtDfWoxd4Cc6ghiP&amp;index=2</text:a></text:p>
      <text:p text:style-name="P5"/>
      <text:p text:style-name="P5"><text:a xlink:type="simple" xlink:href="https://www.youtube.com/watch?v=bASDED4uK_0" text:style-name="Internet_20_link" text:visited-style-name="Visited_20_Internet_20_Link">https://www.youtube.com/watch?v=bASDED4uK_0</text:a></text:p>
      <text:p text:style-name="P5"/>
      <text:p text:style-name="P6">6 drive real motor:</text:p>
      <text:p text:style-name="P6"/>
      <text:p text:style-name="P5"><text:a xlink:type="simple" xlink:href="https://groups.google.com/g/moveit-users/c/0GClToevQQk?pli=1" text:style-name="Internet_20_link" text:visited-style-name="Visited_20_Internet_20_Link">https://groups.google.com/g/moveit-users/c/0GClToevQQk?pli=1</text:a></text:p>
      <text:p text:style-name="P5"/>
      <text:p text:style-name="P5"/>
      <text:h text:style-name="P2" text:outline-level="2"><text:span text:style-name="T4">深度</text:span><text:span text:style-name="T3">/RGBD</text:span><text:span text:style-name="T4">相机简介</text:span></text:h>
      <text:p text:style-name="P5"/>
      <text:p text:style-name="P5"><text:a xlink:type="simple" xlink:href="http://www.skcircle.com/?id=1260" text:style-name="Internet_20_link" text:visited-style-name="Visited_20_Internet_20_Link">http://www.skcircle.com/?id=1260</text:a></text:p>
      <text:p text:style-name="P5"/>
      <text:p text:style-name="P5"><text:soft-page-break/></text:p>
      <text:p text:style-name="P5"/>
      <text:p text:style-name="P5"/>
      <text:p text:style-name="P5"/>
      <text:p text:style-name="P7">ros book</text:p>
      <text:p text:style-name="P7"><text:a xlink:type="simple" xlink:href="https://cse.sc.edu/~jokane/agitr/agitr-letter.pdf" text:style-name="Internet_20_link" text:visited-style-name="Visited_20_Internet_20_Link">https://cse.sc.edu/~jokane/agitr/agitr-letter.pdf</text:a></text:p>
      <text:p text:style-name="P7"/>
      <text:p text:style-name="P7"/>
      <text:p text:style-name="P7"/>
      <text:p text:style-name="P7"/>
      <text:p text:style-name="P8">First thing to loo</text:p>
      <text:p text:style-name="P8"/>
      <text:p text:style-name="P8"><text:a xlink:type="simple" xlink:href="https://blog.csdn.net/weixin_43455581/article/details/99892440" text:style-name="Internet_20_link" text:visited-style-name="Visited_20_Internet_20_Link">https://blog.csdn.net/weixin_43455581/article/details/99892440</text:a></text:p>
      <text:p text:style-name="P8"/>
      <text:p text:style-name="P8"><text:a xlink:type="simple" xlink:href="https://www.guyuehome.com/25820" text:style-name="Internet_20_link" text:visited-style-name="Visited_20_Internet_20_Link">https://www.guyuehome.com/25820</text:a></text:p>
      <text:p text:style-name="P8"/>
      <text:p text:style-name="P8"/>
      <text:p text:style-name="P8"/>
      <text:p text:style-name="P7"><text:a xlink:type="simple" xlink:href="https://www.youtube.com/watch?v=xRvFJDuhx3Y" text:style-name="Internet_20_link" text:visited-style-name="Visited_20_Internet_20_Link">https://www.youtube.com/watch?v=xRvFJDuhx3Y</text:a></text:p>
      <text:p text:style-name="P7"/>
      <text:p text:style-name="P7"/>
      <text:p text:style-name="P7"><text:a xlink:type="simple" xlink:href="https://www.youtube.com/watch?v=OYGfaE5gp0o" text:style-name="Internet_20_link" text:visited-style-name="Visited_20_Internet_20_Link">https://www.youtube.com/watch?v=OYGfaE5gp0o</text:a></text:p>
      <text:p text:style-name="P7"/>
      <text:p text:style-name="P7"/>
      <text:p text:style-name="P9">AR Tag in ROS</text:p>
      <text:p text:style-name="P7"><text:a xlink:type="simple" xlink:href="https://www.youtube.com/watch?v=JS6rwZ3Yql8&amp;list=PLt69C9MnPchkP0ZXZOqmIGRTOch8o9GiQ&amp;index=3" text:style-name="Internet_20_link" text:visited-style-name="Visited_20_Internet_20_Link">https://www.youtube.com/watch?v=JS6rwZ3Yql8&amp;list=PLt69C9MnPchkP0ZXZOqmIGRTOch8o9GiQ&amp;index=3</text:a></text:p>
      <text:p text:style-name="P7"/>
      <text:p text:style-name="P7"/>
      <text:p text:style-name="P7"/>
      <text:p text:style-name="P10">show msg structure:</text:p>
      <text:p text:style-name="P25">ros2 interface show geometry_msgs/msg/Twist</text:p>
      <text:p text:style-name="P10"/>
      <text:p text:style-name="P10"/>
      <text:p text:style-name="P10"/>
      <text:p text:style-name="P10"/>
      <text:p text:style-name="P10"><text:span text:style-name="Source_20_Text">source /opt/ros/foxy/setup.bash</text:span></text:p>
      <text:p text:style-name="P10"><text:span text:style-name="Source_20_Text"/></text:p>
      <text:p text:style-name="P10"><text:span text:style-name="Source_20_Text"/></text:p>
      <text:p text:style-name="P23"><text:span text:style-name="Source_20_Text"/></text:p>
      <text:p text:style-name="P23"><text:span text:style-name="Source_20_Text"/></text:p>
      <text:p text:style-name="P23"><text:span text:style-name="Source_20_Text"/></text:p>
      <text:p text:style-name="P23"><text:span text:style-name="Source_20_Text"/></text:p>
      <text:p text:style-name="P23"><text:span text:style-name="Source_20_Text"/></text:p>
      <text:p text:style-name="P23"><text:span text:style-name="Source_20_Text"/></text:p>
      <text:p text:style-name="P23"><text:span text:style-name="Source_20_Text"/></text:p>
      <text:p text:style-name="P23"><text:span text:style-name="Source_20_Text"/></text:p>
      <text:p text:style-name="P23"><text:soft-page-break/><text:span text:style-name="Source_20_Text"/></text:p>
      <text:p text:style-name="P23"><text:span text:style-name="Source_20_Text">解决办法：</text:span></text:p>
      <text:p text:style-name="P23"><text:span text:style-name="Source_20_Text"/></text:p>
      <text:p text:style-name="P23"><text:span text:style-name="Source_20_Text">sudo gedit /etc/resolv.conf</text:span></text:p>
      <text:p text:style-name="P23"><text:span text:style-name="Source_20_Text"/></text:p>
      <text:p text:style-name="P23"><text:span text:style-name="Source_20_Text">将原有的nameserver这一行注释，并添加以下两行：</text:span></text:p>
      <text:p text:style-name="P23"><text:span text:style-name="Source_20_Text"/></text:p>
      <text:p text:style-name="P23"><text:span text:style-name="Source_20_Text">nameserver 8.8.8.8 #google域名服务器</text:span></text:p>
      <text:p text:style-name="P23"><text:span text:style-name="Source_20_Text"/></text:p>
      <text:p text:style-name="P23"><text:span text:style-name="Source_20_Text">nameserver 8.8.4.4 #google域名服务器</text:span></text:p>
      <text:p text:style-name="P23"><text:span text:style-name="Source_20_Text"/></text:p>
      <text:p text:style-name="P23"><text:span text:style-name="Source_20_Text">保存退出，执行</text:span></text:p>
      <text:p text:style-name="P23"><text:span text:style-name="Source_20_Text"/></text:p>
      <text:p text:style-name="P23"><text:span text:style-name="Source_20_Text">sudo <text:s/>apt-get update</text:span></text:p>
      <text:p text:style-name="P23"><text:span text:style-name="Source_20_Text"/></text:p>
      <text:p text:style-name="P23"><text:span text:style-name="Source_20_Text">再执行</text:span></text:p>
      <text:p text:style-name="P23"><text:span text:style-name="Source_20_Text"/></text:p>
      <text:p text:style-name="P23"><text:span text:style-name="Source_20_Text">rosdep update</text:span></text:p>
      <text:p text:style-name="P23"><text:span text:style-name="Source_20_Text"/></text:p>
      <text:p text:style-name="P23"><text:span text:style-name="Source_20_Text"/></text:p>
      <text:p text:style-name="P23"><text:span text:style-name="Source_20_Text"/></text:p>
      <text:p text:style-name="P23"><text:span text:style-name="Source_20_Text">ERROR: the following packages/stacks could not have their rosdep keys resolved</text:span></text:p>
      <text:p text:style-name="P23"><text:span text:style-name="Source_20_Text">to system dependencies:</text:span></text:p>
      <text:p text:style-name="P23"><text:span text:style-name="Source_20_Text">geometric_shapes: Cannot locate rosdep definition for [rosunit]</text:span></text:p>
      <text:p text:style-name="P23"><text:span text:style-name="Source_20_Text">moveit2_tutorials: Cannot locate rosdep definition for [moveit_fake_controller_manager]</text:span></text:p>
      <text:p text:style-name="P23"><text:span text:style-name="Source_20_Text">Continuing to install resolvable dependencies...</text:span></text:p>
      <text:p text:style-name="P23"><text:span text:style-name="Source_20_Text">#All required rosdeps installed successfully</text:span></text:p>
      <text:p text:style-name="P23"><text:span text:style-name="Source_20_Text"/></text:p>
      <text:p text:style-name="P23"><text:span text:style-name="Source_20_Text"/></text:p>
      <text:p text:style-name="P23"><text:span text:style-name="Source_20_Text"/></text:p>
      <text:p text:style-name="P23"><text:soft-page-break/><text:span text:style-name="Source_20_Text"/></text:p>
      <text:p text:style-name="P23"><text:span text:style-name="Source_20_Text"><text:span text:style-name="T5">1. Install linux</text:span></text:span></text:p>
      <text:p text:style-name="P29">https://itsfoss.com/install-ubuntu/</text:p>
      <text:p text:style-name="P28"/>
      <text:p text:style-name="P29">2. install opencv in linux</text:p>
      <text:p text:style-name="P29">https://linuxize.com/post/how-to-install-opencv-on-ubuntu-18-04/#installing-opencv-from-the-source</text:p>
      <text:p text:style-name="P28"/>
      <text:p text:style-name="P29">3 Learn using cmake to configure compiling, build, and debug</text:p>
      <text:p text:style-name="P29">https://cmake.org/cmake/help/latest/guide/tutorial/index.html#</text:p>
      <text:p text:style-name="P23"><text:span text:style-name="Source_20_Text"/></text:p>
      <text:p text:style-name="P23"><text:span text:style-name="Source_20_Text"/></text:p>
      <text:p text:style-name="P23"><text:span text:style-name="Source_20_Text"/></text:p>
      <text:p text:style-name="P24"><text:span text:style-name="Source_20_Text"><text:span text:style-name="T6">check dependencies</text:span></text:span></text:p>
      <text:p text:style-name="P24"><text:span text:style-name="Source_20_Text"/></text:p>
      <text:p text:style-name="P26">rosdep install -i --from-path src --rosdistro foxy -y</text:p>
      <text:p text:style-name="Standard"><text:span text:style-name="Source_20_Text"><text:line-break/></text:span></text:p>
      <text:p text:style-name="P11"><text:span text:style-name="Source_20_Text"><text:span text:style-name="T7">MOVEIT dirve real robot</text:span></text:span></text:p>
      <text:p text:style-name="P11"><text:span text:style-name="Source_20_Text"/></text:p>
      <text:p text:style-name="Standard"><text:span text:style-name="Source_20_Text"/></text:p>
      <text:p text:style-name="Standard"><text:a xlink:type="simple" xlink:href="https://www.therobotreport.com/moveit-2-enables-realtime-robot-arm-control-ros2/" text:style-name="Internet_20_link" text:visited-style-name="Visited_20_Internet_20_Link"><text:span text:style-name="Source_20_Text">https://www.therobotreport.com/moveit-2-enables-realtime-robot-arm-control-ros2/</text:span></text:a></text:p>
      <text:p text:style-name="Standard"><text:span text:style-name="Source_20_Text"/></text:p>
      <text:p text:style-name="Standard"><text:span text:style-name="Source_20_Text"/></text:p>
      <text:p text:style-name="P12"><text:span text:style-name="Source_20_Text"><text:span text:style-name="T8">life cycle:</text:span></text:span></text:p>
      <text:p text:style-name="P12"><text:span text:style-name="Source_20_Text"/></text:p>
      <text:p text:style-name="P12"><text:a xlink:type="simple" xlink:href="https://github.com/ros2/demos/blob/foxy/lifecycle/README.rst" text:style-name="Internet_20_link" text:visited-style-name="Visited_20_Internet_20_Link"><text:span text:style-name="Source_20_Text">https://github.com/ros2/demos/blob/foxy/lifecycle/README.rst</text:span></text:a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5"><text:span text:style-name="Source_20_Text"><text:span text:style-name="T19">git revert </text:span></text:span></text:p>
      <text:p text:style-name="P15"><text:span text:style-name="Source_20_Text"/></text:p>
      <text:p text:style-name="P15"><text:a xlink:type="simple" xlink:href="https://www.atlassian.com/git/tutorials/undoing-changes/git-revert" text:style-name="Internet_20_link" text:visited-style-name="Visited_20_Internet_20_Link"><text:span text:style-name="Source_20_Text">https://www.atlassian.com/git/tutorials/undoing-changes/git-revert</text:span></text:a></text:p>
      <text:p text:style-name="P15"><text:span text:style-name="Source_20_Text"/></text:p>
      <text:p text:style-name="P30"><text:a xlink:type="simple" xlink:href="https://answers.ros.org/question/345728/connect-real-kuka-to-moveit/" text:style-name="Internet_20_link" text:visited-style-name="Visited_20_Internet_20_Link"><text:span text:style-name="Source_20_Text">https://answers.ros.org/question/345728/connect-real-kuka-to-moveit/</text:span></text:a></text:p>
      <text:p text:style-name="Standard"><text:span text:style-name="Source_20_Text"/></text:p>
      <text:p text:style-name="Standard"><text:span text:style-name="Source_20_Text"/></text:p>
      <text:p text:style-name="P13"><text:span text:style-name="Source_20_Text"><text:span text:style-name="T9">Type stringer</text:span></text:span></text:p>
      <text:p text:style-name="P13"><text:span text:style-name="Source_20_Text"><text:span text:style-name="T10">{</text:span></text:span></text:p>
      <text:p text:style-name="P14"><text:span text:style-name="T11">printf</text:span>(<text:span text:style-name="T12">MOVEIT_CONSOLE_COLOR_GREEN</text:span> <text:span text:style-name="T13">"</text:span><text:span text:style-name="T14">\n</text:span><text:span text:style-name="T13">%s"</text:span> <text:span text:style-name="T12">MOVEIT_CONSOLE_COLOR_RESET</text:span>, <text:span text:style-name="T15">message</text:span>.<text:span text:style-name="T11">c_str</text:span>());</text:p>
      <text:p text:style-name="P14"><text:span text:style-name="T11">fflush</text:span>(<text:span text:style-name="T12">stdout</text:span>);</text:p>
      <text:p text:style-name="P14"><text:span text:style-name="T16">while</text:span> (<text:span text:style-name="T17">std</text:span>::<text:span text:style-name="T15">cin</text:span>.<text:span text:style-name="T11">get</text:span>() != <text:span text:style-name="T13">'</text:span><text:span text:style-name="T14">\n</text:span><text:span text:style-name="T13">'</text:span> &amp;&amp; <text:span text:style-name="T17">rclcpp</text:span>::<text:span text:style-name="T11">ok</text:span>())</text:p>
      <text:p text:style-name="P14">;</text:p>
      <text:p text:style-name="P14">}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ros2 action send_goal /follow_joint_trajectory control_msgs/action/FollowJointTrajectory "{</text:span></text:p>
      <text:p text:style-name="P13"><text:span text:style-name="Source_20_Text"><text:s text:c="2"/>trajectory: {</text:span></text:p>
      <text:p text:style-name="P13"><text:span text:style-name="Source_20_Text"><text:s text:c="4"/>joint_names: [panda_joint1, panda_joint2, panda_joint3, panda_joint4, panda_joint5, panda_joint6, panda_joint7],</text:span></text:p>
      <text:p text:style-name="P13"><text:span text:style-name="Source_20_Text"><text:s text:c="4"/>points: [</text:span></text:p>
      <text:p text:style-name="P13"><text:span text:style-name="Source_20_Text"><text:s text:c="6"/>{ positions: [1, 0, </text:span><text:span text:style-name="Source_20_Text"><text:span text:style-name="T18">0</text:span></text:span><text:span text:style-name="Source_20_Text">, 0, </text:span><text:span text:style-name="Source_20_Text"><text:span text:style-name="T18">0</text:span></text:span><text:span text:style-name="Source_20_Text">, 0, 0], velocities: [0.1, 0.1, 0.1, 0.1, 0.1, 0.1, 0.1], accelerations: [0.1, 0.1, 0.1, 0.1, 0.1, 0.1, 0.1], time_from_start: { sec: 5, nanosec: 500 } },</text:span></text:p>
      <text:p text:style-name="P13"><text:span text:style-name="Source_20_Text"><text:s text:c="4"/>]</text:span></text:p>
      <text:p text:style-name="P13"><text:span text:style-name="Source_20_Text"><text:s text:c="2"/>},</text:span></text:p>
      <text:p text:style-name="P13"><text:span text:style-name="Source_20_Text"><text:s text:c="2"/>goal_tolerance: [</text:span></text:p>
      <text:p text:style-name="P13"><text:span text:style-name="Source_20_Text"><text:s text:c="4"/>{ name: panda_joint1, position: 0.01 },</text:span></text:p>
      <text:p text:style-name="P13"><text:span text:style-name="Source_20_Text"><text:s text:c="4"/>{ name: panda_joint2, position: 0.01 },</text:span></text:p>
      <text:p text:style-name="P13"><text:span text:style-name="Source_20_Text"><text:s text:c="4"/>{ name: panda_joint3, position: 0.01 },</text:span></text:p>
      <text:p text:style-name="P13"><text:span text:style-name="Source_20_Text"><text:s text:c="4"/>{ name: panda_joint4, position: 0.01 },</text:span></text:p>
      <text:p text:style-name="P13"><text:span text:style-name="Source_20_Text"><text:s text:c="4"/>{ name: panda_joint5, position: 0.01 },</text:span></text:p>
      <text:p text:style-name="P13"><text:span text:style-name="Source_20_Text"><text:s text:c="4"/>{ name: panda_joint6, position: 0.01 },</text:span></text:p>
      <text:p text:style-name="P13"><text:span text:style-name="Source_20_Text"><text:s text:c="4"/>{ name: panda_joint7, position: 0.01 }</text:span></text:p>
      <text:p text:style-name="P13"><text:span text:style-name="Source_20_Text"><text:s text:c="2"/>]</text:span></text:p>
      <text:p text:style-name="P13"><text:span text:style-name="Source_20_Text">}"</text:span></text:p>
      <text:p text:style-name="P13"><text:span text:style-name="Source_20_Text"/></text:p>
      <text:p text:style-name="P13"><text:span text:style-name="Source_20_Text"/></text:p>
      <text:p text:style-name="P13"><text:span text:style-name="Source_20_Text"/></text:p>
      <text:p text:style-name="P16"><text:span text:style-name="Source_20_Text"><text:span text:style-name="T20">Use webots_ros2 to convert urdf to proto</text:span></text:span></text:p>
      <text:p text:style-name="P13"><text:span text:style-name="Source_20_Text"/></text:p>
      <text:p text:style-name="P13"><text:a xlink:type="simple" xlink:href="https://github.com/cyberbotics/webots_ros2/wiki/Using-URDF-or-Xacro" text:style-name="Internet_20_link" text:visited-style-name="Visited_20_Internet_20_Link"><text:span text:style-name="Source_20_Text">https://github.com/cyberbotics/webots_ros2/wiki/Using-URDF-or-Xacro</text:span></text:a></text:p>
      <text:p text:style-name="P13"><text:span text:style-name="Source_20_Text"/></text:p>
      <text:p text:style-name="P17"><text:span text:style-name="Source_20_Text"><text:span text:style-name="T21">7/1/21</text:span></text:span></text:p>
      <text:p text:style-name="P17"><text:span text:style-name="Source_20_Text"><text:span text:style-name="T21">meeting with HANCHEN</text:span></text:span><text:span text:style-name="Source_20_Text"><text:span text:style-name="T22">G GUANGYI</text:span></text:span></text:p>
      <text:p text:style-name="P17"><text:span text:style-name="Source_20_Text"/></text:p>
      <text:p text:style-name="P18"><text:span text:style-name="Source_20_Text"><text:span text:style-name="T23">7/2/21</text:span></text:span></text:p>
      <text:p text:style-name="P18"><text:span text:style-name="Source_20_Text"><text:span text:style-name="T23">servo at servo_tutorial</text:span></text:span></text:p>
      <text:p text:style-name="P19"><text:span text:style-name="Source_20_Text"><text:span text:style-name="T24">project foe mobile robot:</text:span></text:span></text:p>
      <text:p text:style-name="P19"><text:span text:style-name="Source_20_Text"/></text:p>
      <text:p text:style-name="P18"><text:a xlink:type="simple" xlink:href="https://strands.readthedocs.io/en/latest/index.html" text:style-name="Internet_20_link" text:visited-style-name="Visited_20_Internet_20_Link"><text:span text:style-name="Source_20_Text">https://strands.readthedocs.io/en/latest/index.html</text:span></text:a></text:p>
      <text:p text:style-name="P18"><text:span text:style-name="Source_20_Text"/></text:p>
      <text:p text:style-name="P17"><text:soft-page-break/><text:span text:style-name="Source_20_Text"/></text:p>
      <text:p text:style-name="P20"><text:span text:style-name="Source_20_Text"><text:span text:style-name="T25">open current folder </text:span></text:span></text:p>
      <text:p text:style-name="P27"><text:span text:style-name="Source_20_Text">xdg-open /path/to/the/folder</text:span></text:p>
      <text:p text:style-name="P20"><text:span text:style-name="Source_20_Text"/></text:p>
      <text:p text:style-name="P32"><text:span text:style-name="Source_20_Text"><text:span text:style-name="T26">7/28/21</text:span></text:span></text:p>
      <text:p text:style-name="P32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Menlo, Monaco, Consolas, 'Liberation Mono', 'Courier New', Courier, monospace"/>
    <style:font-face style:name="Trebuchet MS" svg:font-family="'Trebuchet MS', Tahoma, Arial, sans-serif"/>
    <style:font-face style:name="arial" svg:font-family="arial, Verdan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1:14:04.765264286</meta:creation-date>
    <dc:date>2021-07-28T15:36:02.425260762</dc:date>
    <meta:editing-duration>P5DT23M39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6" meta:paragraph-count="94" meta:word-count="364" meta:character-count="3785" meta:non-whitespace-character-count="3504"/>
  </office:meta>
</office:document-meta>
</file>